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29c64" officeooo:paragraph-rsid="00129c64" style:font-size-asian="22pt" style:font-size-complex="22pt"/>
    </style:style>
    <style:style style:name="P2" style:family="paragraph" style:parent-style-name="Standard">
      <style:paragraph-properties fo:text-align="start" style:justify-single-word="false"/>
      <style:text-properties fo:font-size="14pt" officeooo:rsid="00129c64" officeooo:paragraph-rsid="00129c64" style:font-size-asian="12.25pt" style:font-size-complex="14pt"/>
    </style:style>
    <style:style style:name="P3" style:family="paragraph" style:parent-style-name="Standard">
      <style:paragraph-properties fo:text-align="start" style:justify-single-word="false"/>
      <style:text-properties fo:font-size="14pt" fo:font-weight="bold" officeooo:rsid="00129c64" officeooo:paragraph-rsid="00129c64"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129c64" officeooo:paragraph-rsid="00129c64"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29c64" officeooo:paragraph-rsid="0013a0ea"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fo:font-size="13pt" officeooo:rsid="00129c64" officeooo:paragraph-rsid="00129c64" style:font-size-asian="13pt" style:font-size-complex="13pt"/>
    </style:style>
    <style:style style:name="P7"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013a0ea" officeooo:paragraph-rsid="0013a0ea" style:font-size-asian="12.25pt" style:font-style-asian="italic" style:font-weight-asian="normal" style:font-size-complex="14pt" style:font-style-complex="italic" style:font-weight-complex="normal"/>
    </style:style>
    <style:style style:name="P8" style:family="paragraph" style:parent-style-name="Standard" style:list-style-name="L1">
      <style:paragraph-properties fo:text-align="start" style:justify-single-word="false"/>
      <style:text-properties fo:font-size="14pt" fo:font-weight="normal" officeooo:rsid="00129c64" officeooo:paragraph-rsid="00129c64"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29c64" officeooo:paragraph-rsid="00129c64"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9aeae" officeooo:paragraph-rsid="0019aeae"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9aeae" officeooo:paragraph-rsid="001a95d3" style:font-size-asian="12.25pt" style:font-weight-asian="normal" style:font-size-complex="14pt" style:font-weight-complex="normal"/>
    </style:style>
    <style:style style:name="P12" style:family="paragraph" style:parent-style-name="Standard" style:list-style-name="L2">
      <style:paragraph-properties fo:text-align="start" style:justify-single-word="false"/>
      <style:text-properties fo:font-size="14pt" style:text-underline-style="none" officeooo:rsid="0017cda6" officeooo:paragraph-rsid="0017cda6" style:font-size-asian="14pt" style:font-size-complex="14pt"/>
    </style:style>
    <style:style style:name="P13" style:family="paragraph" style:parent-style-name="Standard" style:list-style-name="L2">
      <style:paragraph-properties fo:text-align="start" style:justify-single-word="false"/>
      <style:text-properties fo:font-size="14pt" style:text-underline-style="none" officeooo:rsid="0017cda6" officeooo:paragraph-rsid="0019aeae" style:font-size-asian="14pt" style:font-size-complex="14pt"/>
    </style:style>
    <style:style style:name="P14" style:family="paragraph" style:parent-style-name="Standard" style:list-style-name="L4">
      <style:paragraph-properties fo:text-align="start" style:justify-single-word="false"/>
      <style:text-properties fo:font-size="14pt" style:text-underline-style="none" fo:font-weight="normal" officeooo:rsid="0019aeae" officeooo:paragraph-rsid="0019aeae" style:font-size-asian="12.25pt" style:font-weight-asian="normal" style:font-size-complex="14pt" style:font-weight-complex="normal"/>
    </style:style>
    <style:style style:name="P15" style:family="paragraph" style:parent-style-name="Standard" style:list-style-name="L5">
      <style:paragraph-properties fo:text-align="start" style:justify-single-word="false"/>
      <style:text-properties fo:font-size="14pt" style:text-underline-style="none" fo:font-weight="normal" officeooo:rsid="001a95d3" officeooo:paragraph-rsid="001a95d3"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1a95d3" officeooo:paragraph-rsid="001a95d3" style:font-size-asian="12.25pt" style:font-weight-asian="normal" style:font-size-complex="14pt" style:font-weight-complex="normal"/>
    </style:style>
    <style:style style:name="P17" style:family="paragraph" style:parent-style-name="Standard" style:list-style-name="L6">
      <style:paragraph-properties fo:text-align="start" style:justify-single-word="false"/>
      <style:text-properties fo:font-size="14pt" style:text-underline-style="none" fo:font-weight="normal" officeooo:rsid="001a95d3" officeooo:paragraph-rsid="001a95d3" style:font-size-asian="12.25pt" style:font-weight-asian="normal" style:font-size-complex="14pt" style:font-weight-complex="normal"/>
    </style:style>
    <style:style style:name="P18" style:family="paragraph" style:parent-style-name="Standard" style:list-style-name="L6">
      <style:paragraph-properties fo:text-align="start" style:justify-single-word="false"/>
      <style:text-properties fo:font-size="14pt" style:text-underline-style="none" fo:font-weight="normal" officeooo:rsid="001b1a01" officeooo:paragraph-rsid="001b1a01" style:font-size-asian="12.25pt" style:font-weight-asian="normal" style:font-size-complex="14pt" style:font-weight-complex="normal"/>
    </style:style>
    <style:style style:name="P19" style:family="paragraph" style:parent-style-name="Standard" style:list-style-name="L7">
      <style:paragraph-properties fo:text-align="start" style:justify-single-word="false"/>
      <style:text-properties fo:font-size="14pt" style:text-underline-style="none" fo:font-weight="normal" officeooo:rsid="001b1a01" officeooo:paragraph-rsid="001b1a01"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bold" officeooo:rsid="001a95d3" officeooo:paragraph-rsid="001a95d3"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9aeae" officeooo:paragraph-rsid="0019aeae"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a95d3" officeooo:paragraph-rsid="001a95d3"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a95d3" officeooo:paragraph-rsid="001b1a01"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officeooo:paragraph-rsid="0017cda6"/>
    </style:style>
    <style:style style:name="P25" style:family="paragraph" style:parent-style-name="Standard">
      <style:paragraph-properties fo:text-align="start" style:justify-single-word="false"/>
      <style:text-properties officeooo:paragraph-rsid="0013a0ea"/>
    </style:style>
    <style:style style:name="P26" style:family="paragraph" style:parent-style-name="Standard" style:list-style-name="L1">
      <style:paragraph-properties fo:text-align="start" style:justify-single-word="false"/>
      <style:text-properties fo:font-variant="normal" fo:text-transform="none" fo:color="#000000" style:font-name="Times New Roman" fo:font-size="14pt" fo:letter-spacing="normal" fo:font-style="normal" fo:font-weight="normal" officeooo:paragraph-rsid="00129c64"/>
    </style:style>
    <style:style style:name="P27" style:family="paragraph" style:parent-style-name="Standard">
      <style:paragraph-properties fo:text-align="start" style:justify-single-word="false"/>
      <style:text-properties officeooo:rsid="0017cda6" officeooo:paragraph-rsid="0017cda6"/>
    </style:style>
    <style:style style:name="P28" style:family="paragraph" style:parent-style-name="Standard">
      <style:paragraph-properties fo:text-align="start" style:justify-single-word="false"/>
      <style:text-properties style:text-underline-style="solid" style:text-underline-width="auto" style:text-underline-color="font-color" officeooo:rsid="0017cda6" officeooo:paragraph-rsid="0017cda6"/>
    </style:style>
    <style:style style:name="P29" style:family="paragraph" style:parent-style-name="Standard" style:list-style-name="L3">
      <style:paragraph-properties fo:text-align="start" style:justify-single-word="false"/>
      <style:text-properties style:text-underline-style="none" officeooo:rsid="0019aeae" officeooo:paragraph-rsid="0019aeae"/>
    </style:style>
    <style:style style:name="T1" style:family="text">
      <style:text-properties fo:font-weight="bold" style:font-weight-asian="bold" style:font-weight-complex="bold"/>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129c64" style:font-size-asian="12.25pt" style:font-weight-asian="normal" style:font-size-complex="14pt" style:font-weight-complex="normal"/>
    </style:style>
    <style:style style:name="T4" style:family="text">
      <style:text-properties fo:font-size="14pt" fo:font-weight="normal" officeooo:rsid="0013adf5" style:font-size-asian="12.25pt" style:font-weight-asian="normal" style:font-size-complex="14pt" style:font-weight-complex="normal"/>
    </style:style>
    <style:style style:name="T5" style:family="text">
      <style:text-properties fo:font-size="14pt" fo:font-weight="normal" officeooo:rsid="0016ef75" style:font-size-asian="12.25pt" style:font-weight-asian="normal" style:font-size-complex="14pt" style:font-weight-complex="normal"/>
    </style:style>
    <style:style style:name="T6" style:family="text">
      <style:text-properties fo:font-size="14pt" fo:font-weight="normal" officeooo:rsid="0017cda6" style:font-size-asian="12.25pt" style:font-weight-asian="normal" style:font-size-complex="14pt" style:font-weight-complex="normal"/>
    </style:style>
    <style:style style:name="T7"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8" style:family="text">
      <style:text-properties fo:font-size="14pt" fo:font-style="italic" fo:font-weight="normal" officeooo:rsid="0016ef75" style:font-size-asian="12.25pt" style:font-style-asian="italic" style:font-weight-asian="normal" style:font-size-complex="14pt" style:font-style-complex="italic" style:font-weight-complex="normal"/>
    </style:style>
    <style:style style:name="T9" style:family="text">
      <style:text-properties fo:font-size="14pt" fo:font-style="italic" fo:font-weight="normal" officeooo:rsid="00129c64" style:font-size-asian="12.25pt" style:font-style-asian="italic" style:font-weight-asian="normal" style:font-size-complex="14pt" style:font-style-complex="italic" style:font-weight-complex="normal"/>
    </style:style>
    <style:style style:name="T10" style:family="text">
      <style:text-properties fo:font-size="14pt" fo:font-style="italic" fo:font-weight="normal" officeooo:rsid="0013a0ea" style:font-size-asian="12.25pt" style:font-style-asian="italic" style:font-weight-asian="normal" style:font-size-complex="14pt" style:font-style-complex="italic" style:font-weight-complex="normal"/>
    </style:style>
    <style:style style:name="T11"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12" style:family="text">
      <style:text-properties fo:font-size="14pt" fo:font-style="normal" fo:font-weight="normal" officeooo:rsid="001b1a01" style:font-size-asian="12.25pt" style:font-style-asian="normal" style:font-weight-asian="normal" style:font-size-complex="14pt" style:font-style-complex="normal" style:font-weight-complex="normal"/>
    </style:style>
    <style:style style:name="T13" style:family="text">
      <style:text-properties fo:font-variant="normal" fo:text-transform="none" fo:color="#000000" style:font-name="Times New Roman" fo:letter-spacing="normal" fo:font-style="normal" style:font-style-asian="normal" style:font-style-complex="normal"/>
    </style:style>
    <style:style style:name="T14" style:family="text">
      <style:text-properties fo:font-variant="normal" fo:text-transform="none" fo:color="#000000" style:font-name="Times New Roman" fo:letter-spacing="normal" fo:font-style="normal" officeooo:rsid="001a95d3" style:font-style-asian="normal" style:font-style-complex="normal"/>
    </style:style>
    <style:style style:name="T15" style:family="text">
      <style:text-properties fo:font-variant="normal" fo:text-transform="none" fo:color="#000000" style:font-name="Times New Roman" fo:letter-spacing="normal"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officeooo:rsid="0017cda6"/>
    </style:style>
    <style:style style:name="T18" style:family="text">
      <style:text-properties officeooo:rsid="0019aeae"/>
    </style:style>
    <style:style style:name="T19" style:family="text">
      <style:text-properties style:font-size-asian="14pt"/>
    </style:style>
    <style:style style:name="T20" style:family="text">
      <style:text-properties officeooo:rsid="0019aeae" style:font-size-asian="14pt"/>
    </style:style>
    <style:style style:name="T21" style:family="text">
      <style:text-properties officeooo:rsid="001b1a0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3</text:p>
      <text:p text:style-name="P6">Sai Anirudh Kondaveeti </text:p>
      <text:p text:style-name="P6">1775395</text:p>
      <text:p text:style-name="P6">Work done individually</text:p>
      <text:p text:style-name="P2"/>
      <text:p text:style-name="P2"><text:s/></text:p>
      <text:p text:style-name="P3">Présentez vos implémentations en discutant des forces et des faiblesses de ces approches.</text:p>
      <text:p text:style-name="P3"/>
      <text:p text:style-name="P25"><text:span text:style-name="T3">The submission contains three files namely </text:span><text:span text:style-name="T9">'gait.m'</text:span><text:span text:style-name="T3"> , </text:span><text:span text:style-name="T9">'correlation.m'</text:span><text:span text:style-name="T3"> and </text:span><text:span text:style-name="T9">'activity_recognition.m' </text:span><text:span text:style-name="T10">which gives the N</text:span>gait<text:span text:style-name="T10">, Correlation and Buffer output respectively.</text:span></text:p>
      <text:p text:style-name="P5"/>
      <text:p text:style-name="P7">gait.m <text:span text:style-name="T17">&amp; correlation.m</text:span></text:p>
      <text:p text:style-name="P5"/>
      <text:p text:style-name="P24"><text:span text:style-name="T4">If you want just the N</text:span>gait<text:span text:style-name="T4"> </text:span><text:span text:style-name="T5">then comment out the </text:span><text:span text:style-name="T8">filename</text:span><text:span text:style-name="T5"> in line 6(gait.m). This is a very simple gait recognition algorithm as dicussed in class, where we are utilizing the fact that the during the full stride(two legs are fartherst apart) the area is more and hence more pixels than during the recovery(two legs are nearest or overlapping). From this data a graph is drawn and N</text:span>gait<text:span text:style-name="T5"> </text:span><text:span text:style-name="T6">is calculated.</text:span></text:p>
      <text:p text:style-name="P24"/>
      <text:p text:style-name="P27"><text:span text:style-name="T2">If you want the correlation keep the line 6(gait.m) commented and give the file names of videos that you want to use to find correlation. <text:s/>In this we are taking <text:s/></text:span><text:span text:style-name="T7">k and l</text:span><text:span text:style-name="T11"> as decribed in paper as the frames with the first minimum in the graphs.</text:span></text:p>
      <text:p text:style-name="P27"/>
      <text:p text:style-name="P28"><text:span text:style-name="T11">Strengths:</text:span></text:p>
      <text:p text:style-name="P28"><text:span text:style-name="T11"/></text:p>
      <text:list xml:id="list3006857148614261217" text:style-name="L2">
        <text:list-item>
          <text:p text:style-name="P12">It is computationally very less intensive , so very fast</text:p>
        </text:list-item>
        <text:list-item>
          <text:p text:style-name="P13">The graph obtained is not smooth and hence will have many local minimums and maximums <text:span text:style-name="T18">so used an Savitzky-Golay to smooth it.</text:span></text:p>
        </text:list-item>
      </text:list>
      <text:p text:style-name="P28"/>
      <text:p text:style-name="P28"/>
      <text:p text:style-name="P28"><text:span text:style-name="T11">Weakness:</text:span></text:p>
      <text:p text:style-name="P28"><text:span text:style-name="T11"/></text:p>
      <text:list xml:id="list5364516663582953704" text:style-name="L3">
        <text:list-item>
          <text:p text:style-name="P29"><text:span text:style-name="T11">I haven't taken just the lowe</text:span><text:span text:style-name="T12">r</text:span><text:span text:style-name="T11"> part for </text:span><text:span text:style-name="T12">calculating the number of pixes</text:span><text:span text:style-name="T11"> ,as I was getting some bad results. This can be improved with better proccing of video before calculating the graph</text:span></text:p>
        </text:list-item>
        <text:list-item>
          <text:p text:style-name="P29"><text:span text:style-name="T11">We could improve on the bounding box detection in correlation.m and also the regionprops() gives the connected components. I have considered the largest comonents, there could be other method to improve results</text:span></text:p>
        </text:list-item>
        <text:list-item>
          <text:p text:style-name="P29"><text:span text:style-name="T11">Using gait as the tool to recognise <text:s/>individual humans is difficult because it depends on various factors like view angle, <text:s/>change in walking surfaces and inturn the gait i.e the same human can have different gait depending on which surface they are walking</text:span></text:p>
        </text:list-item>
      </text:list>
      <text:p text:style-name="P4"/>
      <text:p text:style-name="P4"><text:soft-page-break/></text:p>
      <text:p text:style-name="P21">activity_recognition.m</text:p>
      <text:p text:style-name="P4"/>
      <text:p text:style-name="P11">This is a very simple implementation of the idea discussed in <text:span text:style-name="T16">“</text:span><text:span text:style-name="T15">Beyond Tracking: Modelling and Understanding Activity Behaviour” </text:span><text:span text:style-name="T13">. Here during a scene we are tring to see if there are any Short, Medium or Long term changes. According to the assignment we are only computing the PCH(pixel change history) buffer. The part contains different parameters like accumulation, decay which can be modified. So for the given dataset we are trying to see if the person is stopping during his gait. </text:span><text:span text:style-name="T14">When you are seeing the output, and if you observe that some parts of buffer are accumulating but decaying slower than the surrounding though some time has passed, then it implies that there is medium term activity.</text:span></text:p>
      <text:p text:style-name="P11"><text:span text:style-name="T14"/></text:p>
      <text:p text:style-name="P11"><text:span text:style-name="T13">The videos are very short , so <text:s/>to detect and remember the decay is kept a larger value which in turn makes decaying slower and also the accumulation is also gradual due to its large value. Large value of both decay and accumulation implies that the buffer is changing gradually, small values imply the change is not gradual.</text:span></text:p>
      <text:p text:style-name="P10"/>
      <text:p text:style-name="P21"><text:span text:style-name="T13">Strength:</text:span></text:p>
      <text:p text:style-name="P21"/>
      <text:list xml:id="list5933056124330254143" text:style-name="L4">
        <text:list-item>
          <text:p text:style-name="P14"><text:span text:style-name="T13">Computationally very less intensive as we are just finding the buffer</text:span></text:p>
        </text:list-item>
        <text:list-item>
          <text:p text:style-name="P14"><text:span text:style-name="T13">The memory </text:span><text:span text:style-name="T14">required </text:span><text:span text:style-name="T13">for running the program is also less</text:span></text:p>
        </text:list-item>
      </text:list>
      <text:p text:style-name="P21"/>
      <text:p text:style-name="P21"><text:span text:style-name="T13">Weakness:</text:span></text:p>
      <text:p text:style-name="P21"/>
      <text:list xml:id="list4866287379728826589" text:style-name="L5">
        <text:list-item>
          <text:p text:style-name="P15"><text:span text:style-name="T13">The accumulation and decay can be optimized for better results on dataset.</text:span></text:p>
        </text:list-item>
        <text:list-item>
          <text:p text:style-name="P15"><text:span text:style-name="T13">The thresholding can also be done better.</text:span></text:p>
        </text:list-item>
      </text:list>
      <text:p text:style-name="P16"/>
      <text:p text:style-name="P20"><text:span text:style-name="T13">Décrivez une façon d'améliorer les résultats de la première partie (Gait analysis) en utilisant l'approche de la deuxième partie (PCH).</text:span></text:p>
      <text:p text:style-name="P20"/>
      <text:p text:style-name="P16"><text:span text:style-name="T13">From the second part we can observe changes if the human is walking unusually like stopping , taking a few steps and stopping or alternate stopping and moving. These do not constitute the normal gait of the human, so we can use this data the find the gait appropriately, by subtracting the frames of stopping. </text:span></text:p>
      <text:p text:style-name="P16"/>
      <text:p text:style-name="P16"><text:span text:style-name="T13">Our gait algorithm is considering only the total number of white pixels, there can be cases like the person walks some distance and the leaves the briefcase or some object and this causes wrong results. Using the PCH long term changes can be detected and this scenario can be overcomed.</text:span></text:p>
      <text:p text:style-name="P16"/>
      <text:p text:style-name="P16"/>
      <text:p text:style-name="P16"/>
      <text:p text:style-name="P16"/>
      <text:p text:style-name="P16"><text:soft-page-break/></text:p>
      <text:p text:style-name="P20"><text:span text:style-name="T13">Finalement, proposez une modification pour chaque algorithme qui pourrait, selon vous, améliorer leur résultat respectif.</text:span></text:p>
      <text:p text:style-name="P4"/>
      <text:p text:style-name="P4"/>
      <text:p text:style-name="P23">gait.m <text:span text:style-name="T21">&amp; </text:span>correlation.m</text:p>
      <text:p text:style-name="P22"/>
      <text:list xml:id="list8898243705763470618" text:style-name="L6">
        <text:list-item>
          <text:p text:style-name="P17">Optimizing the <text:s/><text:span text:style-name="T20">Savitzky-Golay </text:span><text:span text:style-name="T19">which reduces the local mimimums and maximums</text:span></text:p>
        </text:list-item>
        <text:list-item>
          <text:p text:style-name="P18">Getting better bounding boxes for human</text:p>
        </text:list-item>
        <text:list-item>
          <text:p text:style-name="P18">Having some parameter about the surface and camera view which could be modified dependind on video and this could significantly increase the results</text:p>
        </text:list-item>
      </text:list>
      <text:p text:style-name="P22"/>
      <text:p text:style-name="P22">activity_recognition.m</text:p>
      <text:p text:style-name="P22"/>
      <text:list xml:id="list6321080379559291026" text:style-name="L7">
        <text:list-item>
          <text:p text:style-name="P19">The updating function for the buffer can be made better</text:p>
        </text:list-item>
        <text:list-item>
          <text:p text:style-name="P19">The accumulation and decay factors can be improved</text:p>
        </text:list-item>
        <text:list-item>
          <text:p text:style-name="P19">The threshold can be optimized</text:p>
        </text:list-item>
      </text:list>
      <text:p text:style-name="P4"/>
      <text:p text:style-name="P4"/>
      <text:p text:style-name="P4"><text:span text:style-name="T1">References and Sources</text:span>: </text:p>
      <text:list xml:id="list4292660957143231453" text:style-name="L1">
        <text:list-item>
          <text:p text:style-name="P8">Matlab documentation</text:p>
        </text:list-item>
        <text:list-item>
          <text:p text:style-name="P8">Wikipedia</text:p>
        </text:list-item>
        <text:list-item>
          <text:p text:style-name="P8">Lecture notes</text:p>
        </text:list-item>
        <text:list-item>
          <text:p text:style-name="P26">The HumanID Gait Challenge Problem:. Data Sets, Performance and Analysis</text:p>
        </text:list-item>
        <text:list-item>
          <text:p text:style-name="P26"><text:bookmark-start text:name="__DdeLink__79_1376438699"/>Beyond Tracking: Modelling and Understanding Activity Behaviour<text:bookmark-end text:name="__DdeLink__79_137643869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11:13:51.968293086</meta:creation-date>
    <dc:date>2015-04-17T11:31:35.151906332</dc:date>
    <meta:editing-duration>PT2H11S</meta:editing-duration>
    <meta:editing-cycles>3</meta:editing-cycles>
    <meta:generator>LibreOffice/4.2.7.2$Linux_X86_64 LibreOffice_project/420m0$Build-2</meta:generator>
    <meta:document-statistic meta:table-count="0" meta:image-count="0" meta:object-count="0" meta:page-count="3" meta:paragraph-count="44" meta:word-count="773" meta:character-count="4650" meta:non-whitespace-character-count="3930"/>
  </office:meta>
</office:document-meta>
</file>